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6" draw:name="Title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1" text:class-names="">NOTE: There is no way to use images inside a<text:s text:c="1"/></text:span><text:span text:style-name="a382" text:class-names="">foreach</text:span><text:span text:style-name="a383" text:class-names=""><text:s text:c="1"/>tag in PowerPoint.</text:span><text:span text:style-name="a384" text:class-names=""/></text:p>
          </draw:text-box>
          <svg:title/>
          <svg:desc/>
        </draw:frame>
        <draw:frame draw:id="id64" presentation:style-name="a418" draw:name="Content Placeholder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87" text:class-names="">&lt;&lt;foreach [</text:span><text:span text:style-name="a388" text:class-names="">in customers]&gt;&gt;</text:span><text:span text:style-name="a389" text:class-names="">&lt;&lt;[CustomerName</text:span><text:span text:style-name="a390" text:class-names="">]&gt;&gt;</text:span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&lt;&lt;/foreach&gt;&gt;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3" text:class-names="">We provide support for the following products:</text:span><text:span text:style-name="a404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7" text:class-names="">&lt;&lt;foreach [in products]&gt;&gt;&lt;&lt;[ProductName]&gt;&gt;</text:span><text:span text:style-name="a408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1" text:class-names="">&lt;&lt;/foreach&gt;&gt;</text:span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.07.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.07.2016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.07.2016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.07.20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.07.20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.07.20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.07.20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.07.20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.07.20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.07.20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.07.20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.07.20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OTE: There is no way to use images inside a foreach tag in PowerPoint.</dc:title>
    <meta:initial-creator>Иван</meta:initial-creator>
    <dc:creator>Muhammad Atir</dc:creator>
    <meta:creation-date>2015-10-26T13:40:52Z</meta:creation-date>
    <dc:date>2016-07-12T13:00:44Z</dc:date>
    <meta:editing-cycles>4</meta:editing-cycles>
    <meta:editing-duration>PT14S</meta:editing-duration>
    <meta:document-statistic meta:paragraph-count="8" meta:word-count="46"/>
  </office:meta>
</office:document-meta>
</file>